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ffffff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ackground-color="#cccccc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ackground-color="#cccccc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975" table:default-cell-style-name="Default"/>
        <table:table-row table:style-name="ro1"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table:number-columns-repeated="2"/>
          <table:table-cell table:style-name="ce5" table:number-columns-repeated="2"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8"/>
          <table:table-cell table:number-columns-repeated="97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21"/>
          <table:table-cell table:number-columns-repeated="2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number-columns-repeated="2" table:style-name="ce7" office:value-type="float" office:value="22" calcext:value-type="float">
            <text:p>22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 style:data-style-name="N2" text:time-value="21:51:18.242314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5:33:20.552476291</meta:creation-date>
    <dc:date>2015-04-23T21:52:29.305746037</dc:date>
    <meta:editing-duration>PT17M39S</meta:editing-duration>
    <meta:editing-cycles>4</meta:editing-cycles>
    <meta:generator>LibreOffice/4.2.7.2$Linux_X86_64 LibreOffice_project/420m0$Build-2</meta:generator>
    <meta:document-statistic meta:table-count="1" meta:cell-count="118" meta:object-count="0"/>
  </office:meta>
</office:document-meta>
</file>